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10e" officeooo:paragraph-rsid="000e110e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font-weight="bold" officeooo:rsid="000e110e" officeooo:paragraph-rsid="000e110e" style:font-weight-asian="bold" style:font-weight-complex="bold"/>
    </style:style>
    <style:style style:name="P4" style:family="paragraph" style:parent-style-name="Standard">
      <style:text-properties fo:font-weight="bold" officeooo:rsid="000ea3a2" officeooo:paragraph-rsid="000ea3a2" style:font-weight-asian="bold" style:font-weight-complex="bold"/>
    </style:style>
    <style:style style:name="P5" style:family="paragraph" style:parent-style-name="Standard">
      <style:text-properties officeooo:rsid="000ea3a2" officeooo:paragraph-rsid="000ea3a2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0ea3a2" officeooo:paragraph-rsid="000ea3a2" style:font-weight-asian="normal" style:font-weight-complex="normal"/>
    </style:style>
    <style:style style:name="T1" style:family="text">
      <style:text-properties fo:color="#00000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MPEONES DE LA CHAMPIONS</text:p>
      <text:p text:style-name="P1"/>
      <text:p text:style-name="Standard" loext:marker-style-name="T1"><text:span text:style-name="T1">var yearsToQuery1 = [2010];</text:span></text:p>
      <text:p text:style-name="Standard" loext:marker-style-name="T1"><text:span text:style-name="T1">var yearsToQuery2 = [2011, 2015];</text:span><text:span text:style-name="T1"/></text:p>
      <text:p text:style-name="Standard" loext:marker-style-name="T1"><text:span text:style-name="T1">var yearsToQuery3 = [2012, 2021];</text:span><text:span text:style-name="T1"/></text:p>
      <text:p text:style-name="Standard" loext:marker-style-name="T1"><text:span text:style-name="T1">var yearsToQuery4 = [2013, 2020];</text:span><text:span text:style-name="T1"/></text:p>
      <text:p text:style-name="Standard" loext:marker-style-name="T1"><text:span text:style-name="T1">var yearsToQuery5 = [2014, 2016, 2017, 2018, 2022];</text:span><text:span text:style-name="T1"/></text:p>
      <text:p text:style-name="Standard" loext:marker-style-name="T1"><text:span text:style-name="T1">var yearsToQuery6 = [2019];</text:span><text:span text:style-name="T1"/></text:p>
      <text:p text:style-name="P1"><text:span text:style-name="T1">var yearsToQuery7 = [2023];</text:span></text:p>
      <text:p text:style-name="P1"><text:span text:style-name="T1"/></text:p>
      <text:p text:style-name="Standard" loext:marker-style-name="T1"><text:span text:style-name="T1">realizarSolicitud(0, 505, 135, 1, true, yearsToQuery1);</text:span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05, 135, 2, true, yearsToQuery1);</text:span><text:span text:style-name="T1"/></text:p>
      <text:p text:style-name="Standard" loext:marker-style-name="T1"><text:span text:style-name="T1"><text:s text:c="4"/>}, 2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05, 135, 3, true, yearsToQuery1);</text:span><text:span text:style-name="T1"/></text:p>
      <text:p text:style-name="Standard" loext:marker-style-name="T1"><text:span text:style-name="T1"><text:s text:c="4"/>}, 4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29, 140, 1, true, yearsToQuery2);</text:span><text:span text:style-name="T1"/></text:p>
      <text:p text:style-name="Standard" loext:marker-style-name="T1"><text:span text:style-name="T1"><text:s text:c="4"/>}, 6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29, 140, 2, true, yearsToQuery2);</text:span><text:span text:style-name="T1"/></text:p>
      <text:p text:style-name="Standard" loext:marker-style-name="T1"><text:span text:style-name="T1"><text:s text:c="4"/>}, 8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29, 140, 3, true, yearsToQuery2);</text:span><text:span text:style-name="T1"/></text:p>
      <text:p text:style-name="Standard" loext:marker-style-name="T1"><text:span text:style-name="T1"><text:s text:c="4"/>}, 10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, 39, 1, true, yearsToQuery3);</text:span><text:span text:style-name="T1"/></text:p>
      <text:p text:style-name="Standard" loext:marker-style-name="T1"><text:span text:style-name="T1"><text:s text:c="4"/>}, 12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, 39, 2, true, yearsToQuery3);</text:span><text:span text:style-name="T1"/></text:p>
      <text:p text:style-name="Standard" loext:marker-style-name="T1"><text:span text:style-name="T1"><text:s text:c="4"/>}, 14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, 39, 3, true, yearsToQuery3);</text:span><text:span text:style-name="T1"/></text:p>
      <text:p text:style-name="Standard" loext:marker-style-name="T1"><text:span text:style-name="T1"><text:s text:c="4"/>}, 16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157, 78, 1, true, yearsToQuery4);</text:span><text:span text:style-name="T1"/></text:p>
      <text:p text:style-name="Standard" loext:marker-style-name="T1"><text:span text:style-name="T1"><text:s text:c="4"/>}, 18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157, 78, 2, true, yearsToQuery4);</text:span><text:span text:style-name="T1"/></text:p>
      <text:p text:style-name="Standard" loext:marker-style-name="T1"><text:span text:style-name="T1"><text:s text:c="4"/>}, 20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157, 78, 3, true, yearsToQuery4);</text:span><text:span text:style-name="T1"/></text:p>
      <text:p text:style-name="Standard" loext:marker-style-name="T1"><text:span text:style-name="T1"><text:s text:c="4"/>}, 22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oft-page-break/><text:span text:style-name="T1"><text:s text:c="8"/>realizarSolicitud(0, 541, 140, 1, true, yearsToQuery5);</text:span><text:span text:style-name="T1"/></text:p>
      <text:p text:style-name="Standard" loext:marker-style-name="T1"><text:span text:style-name="T1"><text:s text:c="4"/>}, 24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41, 140, 2, true, yearsToQuery5);</text:span><text:span text:style-name="T1"/></text:p>
      <text:p text:style-name="Standard" loext:marker-style-name="T1"><text:span text:style-name="T1"><text:s text:c="4"/>}, 26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41, 140, 3, true, yearsToQuery5);</text:span><text:span text:style-name="T1"/></text:p>
      <text:p text:style-name="Standard" loext:marker-style-name="T1"><text:span text:style-name="T1"><text:s text:c="4"/>}, 28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0, 39, 1, true, yearsToQuery6);</text:span><text:span text:style-name="T1"/></text:p>
      <text:p text:style-name="Standard" loext:marker-style-name="T1"><text:span text:style-name="T1"><text:s text:c="4"/>}, 30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0, 39, 2, true, yearsToQuery6);</text:span><text:span text:style-name="T1"/></text:p>
      <text:p text:style-name="Standard" loext:marker-style-name="T1"><text:span text:style-name="T1"><text:s text:c="4"/>}, 32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0, 39, 3, true, yearsToQuery6);</text:span><text:span text:style-name="T1"/></text:p>
      <text:p text:style-name="Standard" loext:marker-style-name="T1"><text:span text:style-name="T1"><text:s text:c="4"/>}, 34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0, 39, 1, true, yearsToQuery7);</text:span><text:span text:style-name="T1"/></text:p>
      <text:p text:style-name="Standard" loext:marker-style-name="T1"><text:span text:style-name="T1"><text:s text:c="4"/>}, 36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0, 39, 2, true, yearsToQuery7);</text:span><text:span text:style-name="T1"/></text:p>
      <text:p text:style-name="Standard" loext:marker-style-name="T1"><text:span text:style-name="T1"><text:s text:c="4"/>}, 380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0, 39, 3, true, yearsToQuery7);</text:span><text:span text:style-name="T1"/></text:p>
      <text:p text:style-name="P1"><text:span text:style-name="T1"><text:s text:c="4"/>}, 400000)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pan text:style-name="T1">CAMPEONES DE UN MUNDIAL</text:span></text:p>
      <text:p text:style-name="P5"><text:span text:style-name="T1"/></text:p>
      <text:p text:style-name="Standard" loext:marker-style-name="T1"><text:span text:style-name="T1">var yearsToQuery1 = [2010];</text:span></text:p>
      <text:p text:style-name="Standard" loext:marker-style-name="T1"><text:span text:style-name="T1">var yearsToQuery2 = [2014];</text:span><text:span text:style-name="T1"/></text:p>
      <text:p text:style-name="Standard" loext:marker-style-name="T1"><text:span text:style-name="T1">var yearsToQuery3 = [2018];</text:span><text:span text:style-name="T1"/></text:p>
      <text:p text:style-name="P5"><text:span text:style-name="T1">var yearsToQuery4 = [2022];</text:span></text:p>
      <text:p text:style-name="P5"><text:span text:style-name="T1"/></text:p>
      <text:p text:style-name="Standard" loext:marker-style-name="T1"><text:span text:style-name="T1">setTimeout(function () {</text:span></text:p>
      <text:p text:style-name="Standard" loext:marker-style-name="T1"><text:span text:style-name="T1"><text:s text:c="8"/>realizarSolicitud(0, 9, 0, 1, false, yearsToQuery1);</text:span><text:span text:style-name="T1"/></text:p>
      <text:p text:style-name="Standard" loext:marker-style-name="T1"><text:span text:style-name="T1"><text:s text:c="4"/>}, 6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9, 0, 2, false, yearsToQuery1);</text:span><text:span text:style-name="T1"/></text:p>
      <text:p text:style-name="Standard" loext:marker-style-name="T1"><text:span text:style-name="T1"><text:s text:c="4"/>}, 8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9, 0, 3, false, yearsToQuery1);</text:span><text:span text:style-name="T1"/></text:p>
      <text:p text:style-name="Standard" loext:marker-style-name="T1"><text:span text:style-name="T1"><text:s text:c="4"/>}, 1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5, 0, 1, false, yearsToQuery2);</text:span><text:span text:style-name="T1"/></text:p>
      <text:p text:style-name="Standard" loext:marker-style-name="T1"><text:soft-page-break/><text:span text:style-name="T1"><text:s text:c="4"/>}, 6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5, 0, 2, false, yearsToQuery2);</text:span><text:span text:style-name="T1"/></text:p>
      <text:p text:style-name="Standard" loext:marker-style-name="T1"><text:span text:style-name="T1"><text:s text:c="4"/>}, 8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5, 0, 3, false, yearsToQuery2);</text:span><text:span text:style-name="T1"/></text:p>
      <text:p text:style-name="Standard" loext:marker-style-name="T1"><text:span text:style-name="T1"><text:s text:c="4"/>}, 1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, 0, 1, false, yearsToQuery3);</text:span><text:span text:style-name="T1"/></text:p>
      <text:p text:style-name="Standard" loext:marker-style-name="T1"><text:span text:style-name="T1"><text:s text:c="4"/>}, 6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, 0, 2, false, yearsToQuery3);</text:span><text:span text:style-name="T1"/></text:p>
      <text:p text:style-name="Standard" loext:marker-style-name="T1"><text:span text:style-name="T1"><text:s text:c="4"/>}, 8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, 0, 3, false, yearsToQuery3);</text:span><text:span text:style-name="T1"/></text:p>
      <text:p text:style-name="Standard" loext:marker-style-name="T1"><text:span text:style-name="T1"><text:s text:c="4"/>}, 1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6, 0, 1, false, yearsToQuery4);</text:span><text:span text:style-name="T1"/></text:p>
      <text:p text:style-name="Standard" loext:marker-style-name="T1"><text:span text:style-name="T1"><text:s text:c="4"/>}, 6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6, 0, 2, false, yearsToQuery4);</text:span><text:span text:style-name="T1"/></text:p>
      <text:p text:style-name="Standard" loext:marker-style-name="T1"><text:span text:style-name="T1"><text:s text:c="4"/>}, 8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26, 0, 3, false, yearsToQuery4);</text:span><text:span text:style-name="T1"/></text:p>
      <text:p text:style-name="P5"><text:span text:style-name="T1"><text:s text:c="4"/>}, 10000);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4"><text:span text:style-name="T1">COMPAÑEROS DE CRISTIANO RONALDO</text:span></text:p>
      <text:p text:style-name="P4"><text:span text:style-name="T1"/></text:p>
      <text:p text:style-name="P6" loext:marker-style-name="T1"><text:span text:style-name="T1">var yearsToQuery5 = [2010, 2011, 2012, 2013, 2014, 2015, 2016, 2017, 2018];</text:span></text:p>
      <text:p text:style-name="P6" loext:marker-style-name="T1"><text:span text:style-name="T1">var yearsToQuery6 = [2019, 2020, 2021, 2022];</text:span><text:span text:style-name="T1"/></text:p>
      <text:p text:style-name="P7"><text:span text:style-name="T1">var yearsToQuery7 = [2022, 2023, 2024];</text:span></text:p>
      <text:p text:style-name="P4"><text:span text:style-name="T1"/></text:p>
      <text:p text:style-name="P4"><text:span text:style-name="T1"/></text:p>
      <text:p text:style-name="Standard" loext:marker-style-name="T1"><text:span text:style-name="T1">setTimeout(function () {</text:span></text:p>
      <text:p text:style-name="Standard" loext:marker-style-name="T1"><text:span text:style-name="T1"><text:s text:c="8"/>realizarSolicitud(0, 541, 140, 1, true, yearsToQuery5);</text:span><text:span text:style-name="T1"/></text:p>
      <text:p text:style-name="Standard" loext:marker-style-name="T1"><text:span text:style-name="T1"><text:s text:c="4"/>}, 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41, 140, 2, true, yearsToQuery5);</text:span><text:span text:style-name="T1"/></text:p>
      <text:p text:style-name="Standard" loext:marker-style-name="T1"><text:span text:style-name="T1"><text:s text:c="4"/>}, 2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541, 140, 3, true, yearsToQuery5);</text:span><text:span text:style-name="T1"/></text:p>
      <text:p text:style-name="Standard" loext:marker-style-name="T1"><text:span text:style-name="T1"><text:s text:c="4"/>}, 4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6, 135, 1, true, yearsToQuery6);</text:span><text:span text:style-name="T1"/></text:p>
      <text:p text:style-name="Standard" loext:marker-style-name="T1"><text:soft-page-break/><text:span text:style-name="T1"><text:s text:c="4"/>}, 6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6, 135, 2, true, yearsToQuery6);</text:span><text:span text:style-name="T1"/></text:p>
      <text:p text:style-name="Standard" loext:marker-style-name="T1"><text:span text:style-name="T1"><text:s text:c="4"/>}, 8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496, 135, 3, true, yearsToQuery6);</text:span><text:span text:style-name="T1"/></text:p>
      <text:p text:style-name="Standard" loext:marker-style-name="T1"><text:span text:style-name="T1"><text:s text:c="4"/>}, 10000);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33, 39, 1, true, yearsToQuery7);</text:span><text:span text:style-name="T1"/></text:p>
      <text:p text:style-name="Standard" loext:marker-style-name="T1"><text:span text:style-name="T1"><text:s text:c="4"/>}, 12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33, 39, 2, true, yearsToQuery7);</text:span><text:span text:style-name="T1"/></text:p>
      <text:p text:style-name="Standard" loext:marker-style-name="T1"><text:span text:style-name="T1"><text:s text:c="4"/>}, 14000);</text:span><text:span text:style-name="T1"/></text:p>
      <text:p text:style-name="P2" loext:marker-style-name="T1"/>
      <text:p text:style-name="Standard" loext:marker-style-name="T1"><text:span text:style-name="T1"><text:s text:c="4"/>setTimeout(function () {</text:span><text:span text:style-name="T1"/></text:p>
      <text:p text:style-name="Standard" loext:marker-style-name="T1"><text:span text:style-name="T1"><text:s text:c="8"/>realizarSolicitud(0, 33, 39, 3, true, yearsToQuery7);</text:span><text:span text:style-name="T1"/></text:p>
      <text:p text:style-name="P4"><text:span text:style-name="T1"><text:s text:c="4"/>}, 16000);</text:span><text:span text:style-name="T1"/></text:p>
      <text:p text:style-name="P4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4:00:01.122000000</meta:creation-date>
    <dc:date>2023-09-19T00:37:18.365000000</dc:date>
    <meta:editing-duration>PT10H37M1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4" meta:paragraph-count="141" meta:word-count="545" meta:character-count="4872" meta:non-whitespace-character-count="3820"/>
  </office:meta>
</office:document-meta>
</file>